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73.029034472547" calcext:value-type="float">
            <text:p>673.029034472547</text:p>
          </table:table-cell>
        </table:table-row>
        <table:table-row table:style-name="ro1">
          <table:table-cell office:value-type="float" office:value="647.077474586032" calcext:value-type="float">
            <text:p>647.077474586032</text:p>
          </table:table-cell>
        </table:table-row>
        <table:table-row table:style-name="ro1">
          <table:table-cell office:value-type="float" office:value="664.942249765608" calcext:value-type="float">
            <text:p>664.942249765608</text:p>
          </table:table-cell>
        </table:table-row>
        <table:table-row table:style-name="ro1">
          <table:table-cell office:value-type="float" office:value="671.578141474651" calcext:value-type="float">
            <text:p>671.578141474651</text:p>
          </table:table-cell>
        </table:table-row>
        <table:table-row table:style-name="ro1">
          <table:table-cell office:value-type="float" office:value="655.02469443098" calcext:value-type="float">
            <text:p>655.02469443098</text:p>
          </table:table-cell>
        </table:table-row>
        <table:table-row table:style-name="ro1">
          <table:table-cell office:value-type="float" office:value="638.312811576441" calcext:value-type="float">
            <text:p>638.312811576441</text:p>
          </table:table-cell>
        </table:table-row>
        <table:table-row table:style-name="ro1">
          <table:table-cell office:value-type="float" office:value="646.960257231398" calcext:value-type="float">
            <text:p>646.960257231398</text:p>
          </table:table-cell>
        </table:table-row>
        <table:table-row table:style-name="ro1">
          <table:table-cell office:value-type="float" office:value="649.937281052378" calcext:value-type="float">
            <text:p>649.937281052378</text:p>
          </table:table-cell>
        </table:table-row>
        <table:table-row table:style-name="ro1">
          <table:table-cell office:value-type="float" office:value="625.555180222448" calcext:value-type="float">
            <text:p>625.555180222448</text:p>
          </table:table-cell>
        </table:table-row>
        <table:table-row table:style-name="ro1">
          <table:table-cell office:value-type="float" office:value="634.969013512141" calcext:value-type="float">
            <text:p>634.969013512141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50.738613832463" calcext:value-type="float">
            <text:p>650.738613832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7:57:00.021141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7:57:09.573238939</dc:date>
    <dc:creator>Davide Ancona</dc:creator>
    <meta:editing-duration>PT10M10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